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6">
      <style:paragraph-properties fo:margin-top="0cm" fo:margin-bottom="0cm" loext:contextual-spacing="false"/>
    </style:style>
    <style:style style:name="P27" style:family="paragraph" style:parent-style-name="Text_20_body" style:list-style-name="L7">
      <style:paragraph-properties fo:margin-top="0cm" fo:margin-bottom="0cm" loext:contextual-spacing="false"/>
    </style:style>
    <style:style style:name="P28" style:family="paragraph" style:parent-style-name="Text_20_body" style:list-style-name="L8">
      <style:paragraph-properties fo:margin-top="0cm" fo:margin-bottom="0cm" loext:contextual-spacing="false"/>
    </style:style>
    <style:style style:name="P29" style:family="paragraph" style:parent-style-name="Text_20_body" style:list-style-name="L9">
      <style:paragraph-properties fo:margin-top="0cm" fo:margin-bottom="0cm" loext:contextual-spacing="false"/>
    </style:style>
    <style:style style:name="P30" style:family="paragraph" style:parent-style-name="Text_20_body" style:list-style-name="L10">
      <style:paragraph-properties fo:margin-top="0cm" fo:margin-bottom="0cm" loext:contextual-spacing="false"/>
    </style:style>
    <style:style style:name="P31" style:family="paragraph" style:parent-style-name="Text_20_body" style:list-style-name="L11">
      <style:paragraph-properties fo:margin-top="0cm" fo:margin-bottom="0cm" loext:contextual-spacing="false"/>
    </style:style>
    <style:style style:name="P32" style:family="paragraph" style:parent-style-name="Text_20_body" style:list-style-name="L12">
      <style:paragraph-properties fo:margin-top="0cm" fo:margin-bottom="0cm" loext:contextual-spacing="false"/>
    </style:style>
    <style:style style:name="P33" style:family="paragraph" style:parent-style-name="Text_20_body" style:list-style-name="L13">
      <style:paragraph-properties fo:margin-top="0cm" fo:margin-bottom="0cm" loext:contextual-spacing="false"/>
    </style:style>
    <style:style style:name="P34" style:family="paragraph" style:parent-style-name="Text_20_body" style:list-style-name="L14">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Text_20_body" style:list-style-name="L16">
      <style:paragraph-properties fo:margin-top="0cm" fo:margin-bottom="0cm" loext:contextual-spacing="false"/>
    </style:style>
    <style:style style:name="P37" style:family="paragraph" style:parent-style-name="Text_20_body" style:list-style-name="L17">
      <style:paragraph-properties fo:margin-top="0cm" fo:margin-bottom="0cm" loext:contextual-spacing="false"/>
    </style:style>
    <style:style style:name="P38" style:family="paragraph" style:parent-style-name="Text_20_body" style:list-style-name="L18">
      <style:paragraph-properties fo:margin-top="0cm" fo:margin-bottom="0cm" loext:contextual-spacing="false"/>
    </style:style>
    <style:style style:name="P39" style:family="paragraph" style:parent-style-name="Text_20_body" style:list-style-name="L19">
      <style:paragraph-properties fo:margin-top="0cm" fo:margin-bottom="0cm" loext:contextual-spacing="false"/>
    </style:style>
    <style:style style:name="P40" style:family="paragraph" style:parent-style-name="Text_20_body" style:list-style-name="L20">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Workplace Documentation for File Processing System</text:span></text:h>
      <text:h text:style-name="Heading_20_3" text:outline-level="3"><text:span text:style-name="Strong_20_Emphasis">Overview</text:span></text:h>
      <text:p text:style-name="Text_20_body">This system is designed to process uploaded files (images or PDFs) containing specific Japanese documents, such as driving licenses, passports, and residence cards. It extracts valuable information, validates it, and provides the results back to the user in a structured format. The system is built with scalability in mind, leveraging asynchronous processing and multithreading to handle large volumes of files efficiently.</text:p>
      <text:h text:style-name="Heading_20_3" text:outline-level="3"><text:span text:style-name="Strong_20_Emphasis">System Workflow</text:span></text:h>
      <text:h text:style-name="Heading_20_4" text:outline-level="4"><text:span text:style-name="Strong_20_Emphasis">1. File Upload and Reception</text:span></text:h>
      <text:list xml:id="list3213225554" text:style-name="L9">
        <text:list-item>
          <text:p text:style-name="P29"><text:span text:style-name="Strong_20_Emphasis">Purpose</text:span>: The system allows users to upload files (images or PDFs) via a web interface. Once the files are received, they are temporarily stored on the server for processing.</text:p>
        </text:list-item>
        <text:list-item>
          <text:p text:style-name="P29"><text:span text:style-name="Strong_20_Emphasis">Details</text:span>:</text:p>
          <text:list>
            <text:list-item>
              <text:p text:style-name="P29">Users can upload a variety of document formats, including <text:span text:style-name="Source_20_Text">.jpg</text:span>, <text:span text:style-name="Source_20_Text">.png</text:span>, <text:span text:style-name="Source_20_Text">.pdf</text:span>, etc.</text:p>
            </text:list-item>
            <text:list-item>
              <text:p text:style-name="P9">The uploaded file is saved temporarily for processing.</text:p>
            </text:list-item>
          </text:list>
        </text:list-item>
      </text:list>
      <text:h text:style-name="Heading_20_4" text:outline-level="4"><text:span text:style-name="Strong_20_Emphasis">2. File Format Validation</text:span></text:h>
      <text:list xml:id="list3391241021" text:style-name="L10">
        <text:list-item>
          <text:p text:style-name="P30"><text:span text:style-name="Strong_20_Emphasis">Purpose</text:span>: Once the file is received, the system determines whether it is an image or a PDF.</text:p>
        </text:list-item>
        <text:list-item>
          <text:p text:style-name="P30"><text:span text:style-name="Strong_20_Emphasis">Details</text:span>:</text:p>
          <text:list>
            <text:list-item>
              <text:p text:style-name="P30">If the file is an image, it is processed for text extraction and classification.</text:p>
            </text:list-item>
            <text:list-item>
              <text:p text:style-name="P10">If the file is a PDF, each page is converted to an image, and the image is processed similarly.</text:p>
            </text:list-item>
          </text:list>
        </text:list-item>
      </text:list>
      <text:h text:style-name="Heading_20_4" text:outline-level="4"><text:span text:style-name="Strong_20_Emphasis">3. Document Classification</text:span></text:h>
      <text:list xml:id="list3989751627" text:style-name="L11">
        <text:list-item>
          <text:p text:style-name="P31"><text:span text:style-name="Strong_20_Emphasis">Purpose</text:span>: Once the file type is identified, the system classifies the document to determine its type (e.g., driving license, passport, residence card, or miscellaneous document).</text:p>
        </text:list-item>
        <text:list-item>
          <text:p text:style-name="P31"><text:span text:style-name="Strong_20_Emphasis">Details</text:span>:</text:p>
          <text:list>
            <text:list-item>
              <text:p text:style-name="P31">The classification process analyzes various characteristics of the document, including layout, text content, and visual features.</text:p>
            </text:list-item>
            <text:list-item>
              <text:p text:style-name="P11">Based on this classification, the document is sent for further processing using relevant rules and extraction techniques.</text:p>
            </text:list-item>
          </text:list>
        </text:list-item>
      </text:list>
      <text:h text:style-name="Heading_20_4" text:outline-level="4"><text:span text:style-name="Strong_20_Emphasis">4. Image Processing (For Image Files)</text:span></text:h>
      <text:list xml:id="list575817822" text:style-name="L12">
        <text:list-item>
          <text:p text:style-name="P32"><text:span text:style-name="Strong_20_Emphasis">Purpose</text:span>: For image files, the system performs OCR (Optical Character Recognition) to extract text and identifies key features of the document, such as corners and bounding boxes.</text:p>
        </text:list-item>
        <text:list-item>
          <text:p text:style-name="P32"><text:span text:style-name="Strong_20_Emphasis">Details</text:span>:</text:p>
          <text:list>
            <text:list-item>
              <text:p text:style-name="P32">Corner detection algorithms are used to locate the key areas of the document.</text:p>
            </text:list-item>
            <text:list-item>
              <text:p text:style-name="P12">OCR is applied to extract readable text, which is further analyzed to understand the document's content.</text:p>
            </text:list-item>
          </text:list>
        </text:list-item>
      </text:list>
      <text:h text:style-name="Heading_20_4" text:outline-level="4"><text:soft-page-break/><text:span text:style-name="Strong_20_Emphasis">5. PDF Processing (For PDF Files)</text:span></text:h>
      <text:list xml:id="list1682572526" text:style-name="L13">
        <text:list-item>
          <text:p text:style-name="P33"><text:span text:style-name="Strong_20_Emphasis">Purpose</text:span>: For PDF documents, each page is treated as an individual image, and the image processing steps are applied to each page.</text:p>
        </text:list-item>
        <text:list-item>
          <text:p text:style-name="P33"><text:span text:style-name="Strong_20_Emphasis">Details</text:span>:</text:p>
          <text:list>
            <text:list-item>
              <text:p text:style-name="P33">The PDF is split into individual pages.</text:p>
            </text:list-item>
            <text:list-item>
              <text:p text:style-name="P13">Each page is converted to an image, and the same image processing techniques (OCR, corner detection) are applied to extract and analyze the text and features.</text:p>
            </text:list-item>
          </text:list>
        </text:list-item>
      </text:list>
      <text:h text:style-name="Heading_20_4" text:outline-level="4"><text:span text:style-name="Strong_20_Emphasis">6. Information Extraction</text:span></text:h>
      <text:list xml:id="list1847184152" text:style-name="L14">
        <text:list-item>
          <text:p text:style-name="P34"><text:span text:style-name="Strong_20_Emphasis">Purpose</text:span>: Once the document is classified and processed, the system extracts specific pieces of information based on the document type.</text:p>
        </text:list-item>
        <text:list-item>
          <text:p text:style-name="P34"><text:span text:style-name="Strong_20_Emphasis">Details</text:span>:</text:p>
          <text:list>
            <text:list-item>
              <text:p text:style-name="P34">For driving licenses, it extracts fields like the license number, issue date, and expiration date.</text:p>
            </text:list-item>
            <text:list-item>
              <text:p text:style-name="P34">For passports, it extracts the passport number, name, and other relevant details.</text:p>
            </text:list-item>
            <text:list-item>
              <text:p text:style-name="P34">For residence cards, it extracts personal identification information such as name and card number.</text:p>
            </text:list-item>
            <text:list-item>
              <text:p text:style-name="P14">For miscellaneous documents, it extracts relevant data specific to the document type.</text:p>
            </text:list-item>
          </text:list>
        </text:list-item>
      </text:list>
      <text:h text:style-name="Heading_20_4" text:outline-level="4"><text:span text:style-name="Strong_20_Emphasis">7. Data Validation</text:span></text:h>
      <text:list xml:id="list3686406546" text:style-name="L15">
        <text:list-item>
          <text:p text:style-name="P35"><text:span text:style-name="Strong_20_Emphasis">Purpose</text:span>: After extracting the information, the system performs data validation to ensure the extracted information is correct and meets predefined criteria (e.g., expiration dates, valid formats).</text:p>
        </text:list-item>
        <text:list-item>
          <text:p text:style-name="P35"><text:span text:style-name="Strong_20_Emphasis">Details</text:span>:</text:p>
          <text:list>
            <text:list-item>
              <text:p text:style-name="P35">This step checks whether the extracted information adheres to expected formats (e.g., date formats, ID number formats).</text:p>
            </text:list-item>
            <text:list-item>
              <text:p text:style-name="P15">If any issues are found, the system flags the document for further review or returns an error message.</text:p>
            </text:list-item>
          </text:list>
        </text:list-item>
      </text:list>
      <text:h text:style-name="Heading_20_4" text:outline-level="4"><text:span text:style-name="Strong_20_Emphasis">8. Result Generation</text:span></text:h>
      <text:list xml:id="list1038769434" text:style-name="L16">
        <text:list-item>
          <text:p text:style-name="P36"><text:span text:style-name="Strong_20_Emphasis">Purpose</text:span>: Once the information is extracted and validated, the system generates a response that contains all the relevant details about the document, including the extracted information and processing steps.</text:p>
        </text:list-item>
        <text:list-item>
          <text:p text:style-name="P36"><text:span text:style-name="Strong_20_Emphasis">Details</text:span>:</text:p>
          <text:list>
            <text:list-item>
              <text:p text:style-name="P36">The system generates a structured output (e.g., JSON) containing the extracted data and the processing steps.</text:p>
            </text:list-item>
            <text:list-item>
              <text:p text:style-name="P16">This result is returned to the user, providing them with all the relevant information from the uploaded document.</text:p>
            </text:list-item>
          </text:list>
        </text:list-item>
      </text:list>
      <text:h text:style-name="Heading_20_4" text:outline-level="4"><text:span text:style-name="Strong_20_Emphasis">9. Cleanup</text:span></text:h>
      <text:list xml:id="list3850930672" text:style-name="L17">
        <text:list-item>
          <text:p text:style-name="P37"><text:span text:style-name="Strong_20_Emphasis">Purpose</text:span>: After the processing is completed, the system ensures that all temporary files are removed, ensuring privacy and efficient use of server resources.</text:p>
        </text:list-item>
        <text:list-item>
          <text:p text:style-name="P37"><text:span text:style-name="Strong_20_Emphasis">Details</text:span>:</text:p>
          <text:list>
            <text:list-item>
              <text:p text:style-name="P37">The temporary files (images, PDFs) are deleted after processing.</text:p>
            </text:list-item>
            <text:list-item>
              <text:p text:style-name="P17"><text:soft-page-break/>This step ensures no sensitive information is left on the server after the task is completed.</text:p>
            </text:list-item>
          </text:list>
        </text:list-item>
      </text:list>
      <text:h text:style-name="Heading_20_3" text:outline-level="3"><text:span text:style-name="Strong_20_Emphasis">Key System Features</text:span></text:h>
      <text:list xml:id="list2896923033" text:style-name="L18">
        <text:list-item>
          <text:p text:style-name="P18"><text:span text:style-name="Strong_20_Emphasis">Asynchronous Processing</text:span>:</text:p>
          <text:list>
            <text:list-item>
              <text:p text:style-name="P38">The system uses asynchronous processing to handle large volumes of files efficiently.</text:p>
            </text:list-item>
            <text:list-item>
              <text:p text:style-name="P38">By processing files in parallel (using multithreading), the system can process multiple files simultaneously without blocking the execution of others.</text:p>
            </text:list-item>
          </text:list>
        </text:list-item>
        <text:list-item>
          <text:p text:style-name="P18"><text:span text:style-name="Strong_20_Emphasis">Scalability</text:span>:</text:p>
          <text:list>
            <text:list-item>
              <text:p text:style-name="P38">The system is designed to handle a growing number of file uploads and processing tasks.</text:p>
            </text:list-item>
            <text:list-item>
              <text:p text:style-name="P38">As more files are uploaded, the system can scale to handle the increased load by adding more processing resources (workers, threads).</text:p>
            </text:list-item>
          </text:list>
        </text:list-item>
        <text:list-item>
          <text:p text:style-name="P18"><text:span text:style-name="Strong_20_Emphasis">Error Handling</text:span>:</text:p>
          <text:list>
            <text:list-item>
              <text:p text:style-name="P38">If the file format is not supported (e.g., if it is neither an image nor a PDF), the system returns an error message.</text:p>
            </text:list-item>
            <text:list-item>
              <text:p text:style-name="P38">If any errors occur during the file processing (e.g., timeout, invalid data extraction), appropriate error messages are returned, ensuring users know what went wrong.</text:p>
            </text:list-item>
          </text:list>
        </text:list-item>
        <text:list-item>
          <text:p text:style-name="P18"><text:span text:style-name="Strong_20_Emphasis">Multithreading</text:span>:</text:p>
          <text:list>
            <text:list-item>
              <text:p text:style-name="P38">The system uses a multithreaded approach to handle tasks such as file processing and OCR in parallel, improving processing efficiency.</text:p>
            </text:list-item>
            <text:list-item>
              <text:p text:style-name="P38">By using multiple threads, the system can handle concurrent requests from multiple users without delay.</text:p>
            </text:list-item>
          </text:list>
        </text:list-item>
        <text:list-item>
          <text:p text:style-name="P18"><text:span text:style-name="Strong_20_Emphasis">Document-Specific Processing</text:span>:</text:p>
          <text:list>
            <text:list-item>
              <text:p text:style-name="P38">The system handles different document types separately (driving licenses, passports, residence cards) to ensure specialized processing for each type.</text:p>
            </text:list-item>
            <text:list-item>
              <text:p text:style-name="P18">Document-specific processing ensures that the right rules and extraction methods are applied based on the document classification.</text:p>
            </text:list-item>
          </text:list>
        </text:list-item>
      </text:list>
      <text:h text:style-name="Heading_20_3" text:outline-level="3"><text:span text:style-name="Strong_20_Emphasis">User Workflow</text:span></text:h>
      <text:list xml:id="list3365735316" text:style-name="L19">
        <text:list-item>
          <text:p text:style-name="P19"><text:span text:style-name="Strong_20_Emphasis">File Upload</text:span>:</text:p>
          <text:list>
            <text:list-item>
              <text:p text:style-name="P39">Users upload an image or PDF via a web interface.</text:p>
            </text:list-item>
            <text:list-item>
              <text:p text:style-name="P39">The system temporarily saves the uploaded file.</text:p>
            </text:list-item>
          </text:list>
        </text:list-item>
        <text:list-item>
          <text:p text:style-name="P19"><text:span text:style-name="Strong_20_Emphasis">File Processing</text:span>:</text:p>
          <text:list>
            <text:list-item>
              <text:p text:style-name="P39">The file undergoes classification to determine its type (e.g., driving license, passport).</text:p>
            </text:list-item>
            <text:list-item>
              <text:p text:style-name="P39">The system processes the file, performing OCR, corner detection, and information extraction.</text:p>
            </text:list-item>
          </text:list>
        </text:list-item>
        <text:list-item>
          <text:p text:style-name="P19"><text:span text:style-name="Strong_20_Emphasis">Information Extraction and Validation</text:span>:</text:p>
          <text:list>
            <text:list-item>
              <text:p text:style-name="P39">The system extracts specific information based on the document type (e.g., license number, passport number).</text:p>
            </text:list-item>
            <text:list-item>
              <text:p text:style-name="P39">The extracted information is validated to ensure accuracy and format compliance.</text:p>
            </text:list-item>
          </text:list>
        </text:list-item>
        <text:list-item>
          <text:p text:style-name="P19"><text:soft-page-break/><text:span text:style-name="Strong_20_Emphasis">Results</text:span>:</text:p>
          <text:list>
            <text:list-item>
              <text:p text:style-name="P39">The user receives a response containing the extracted information along with the processing steps.</text:p>
            </text:list-item>
            <text:list-item>
              <text:p text:style-name="P39">If the document type is unrecognized or an error occurs, the user is informed.</text:p>
            </text:list-item>
          </text:list>
        </text:list-item>
        <text:list-item>
          <text:p text:style-name="P19"><text:span text:style-name="Strong_20_Emphasis">Cleanup</text:span>:</text:p>
          <text:list>
            <text:list-item>
              <text:p text:style-name="P19">Temporary files are deleted after processing to maintain privacy and free up server space.</text:p>
            </text:list-item>
          </text:list>
        </text:list-item>
      </text:list>
      <text:h text:style-name="Heading_20_3" text:outline-level="3"><text:span text:style-name="Strong_20_Emphasis">Why This System?</text:span></text:h>
      <text:list xml:id="list2774431287" text:style-name="L20">
        <text:list-item>
          <text:p text:style-name="P40"><text:span text:style-name="Strong_20_Emphasis">Efficiency</text:span>: The use of asynchronous processing and multithreading ensures the system can process multiple files simultaneously, making it fast and efficient.</text:p>
        </text:list-item>
        <text:list-item>
          <text:p text:style-name="P40"><text:span text:style-name="Strong_20_Emphasis">Accuracy</text:span>: By employing document-specific processing and OCR techniques, the system ensures accurate extraction of data from each document type.</text:p>
        </text:list-item>
        <text:list-item>
          <text:p text:style-name="P40"><text:span text:style-name="Strong_20_Emphasis">Scalability</text:span>: The system is built to handle an increasing number of file uploads, providing scalability to meet future demands.</text:p>
        </text:list-item>
        <text:list-item>
          <text:p text:style-name="P20"><text:span text:style-name="Strong_20_Emphasis">Security</text:span>: Temporary files are cleaned up after processing, ensuring no sensitive data is stored on the server after the task is completed.</text:p>
        </text:list-item>
      </text:list>
      <text:p text:style-name="Text_20_body"><text:span text:style-name="Strong_20_Emphasis"><text:s text:c="24"/>+-------------------------+</text:span></text:p>
      <text:p text:style-name="Text_20_body"><text:span text:style-name="Strong_20_Emphasis"><text:s text:c="24"/>| <text:s text:c="2"/>User Uploads File <text:s text:c="4"/>|</text:span></text:p>
      <text:p text:style-name="Text_20_body"><text:span text:style-name="Strong_20_Emphasis"><text:s text:c="24"/>| <text:s/>(via FastAPI Endpoint) |</text:span></text:p>
      <text:p text:style-name="Text_20_body"><text:span text:style-name="Strong_20_Emphasis"><text:s text:c="24"/>+------------+------------+</text:span></text:p>
      <text:p text:style-name="Text_20_body"><text:span text:style-name="Strong_20_Emphasis"><text:s text:c="37"/>|</text:span></text:p>
      <text:p text:style-name="Text_20_body"><text:span text:style-name="Strong_20_Emphasis"><text:s text:c="37"/>v</text:span></text:p>
      <text:p text:style-name="Text_20_body"><text:span text:style-name="Strong_20_Emphasis"><text:s text:c="24"/>+----------------------------+</text:span></text:p>
      <text:p text:style-name="Text_20_body"><text:span text:style-name="Strong_20_Emphasis"><text:s text:c="24"/>| FastAPI Endpoint <text:s text:c="10"/>|</text:span></text:p>
      <text:p text:style-name="Text_20_body"><text:span text:style-name="Strong_20_Emphasis"><text:s text:c="24"/>| (/process-file/) <text:s text:c="10"/>|</text:span></text:p>
      <text:p text:style-name="Text_20_body"><text:span text:style-name="Strong_20_Emphasis"><text:s text:c="24"/>+----------------------------+</text:span></text:p>
      <text:p text:style-name="Text_20_body"><text:span text:style-name="Strong_20_Emphasis"><text:s text:c="37"/>|</text:span></text:p>
      <text:p text:style-name="Text_20_body"><text:span text:style-name="Strong_20_Emphasis"><text:s text:c="37"/>v</text:span></text:p>
      <text:p text:style-name="Text_20_body"><text:span text:style-name="Strong_20_Emphasis"><text:s text:c="24"/>+-----------------------------+</text:span></text:p>
      <text:p text:style-name="Text_20_body"><text:span text:style-name="Strong_20_Emphasis"><text:s text:c="24"/>| Save Uploaded File <text:s text:c="9"/>|</text:span></text:p>
      <text:p text:style-name="Text_20_body"><text:span text:style-name="Strong_20_Emphasis"><text:s text:c="24"/>| (temp_&lt;file.filename&gt;) <text:s text:c="5"/>|</text:span></text:p>
      <text:p text:style-name="Text_20_body"><text:span text:style-name="Strong_20_Emphasis"><text:s text:c="24"/>+-----------------------------+</text:span></text:p>
      <text:p text:style-name="Text_20_body"><text:span text:style-name="Strong_20_Emphasis"><text:s text:c="37"/>|</text:span></text:p>
      <text:p text:style-name="Text_20_body"><text:span text:style-name="Strong_20_Emphasis"><text:s text:c="37"/>v</text:span></text:p>
      <text:p text:style-name="Text_20_body"><text:span text:style-name="Strong_20_Emphasis"><text:s text:c="24"/>+-----------------------------+</text:span></text:p>
      <text:p text:style-name="Text_20_body"><text:soft-page-break/><text:span text:style-name="Strong_20_Emphasis"><text:s text:c="24"/>| File Format Validation <text:s text:c="5"/>|</text:span></text:p>
      <text:p text:style-name="Text_20_body"><text:span text:style-name="Strong_20_Emphasis"><text:s text:c="24"/>| <text:s/>(Image/PDF Classification) |</text:span></text:p>
      <text:p text:style-name="Text_20_body"><text:span text:style-name="Strong_20_Emphasis"><text:s text:c="24"/>+-----------------------------+</text:span></text:p>
      <text:p text:style-name="Text_20_body"><text:span text:style-name="Strong_20_Emphasis"><text:s text:c="37"/>|</text:span></text:p>
      <text:p text:style-name="Text_20_body"><text:span text:style-name="Strong_20_Emphasis"><text:s text:c="24"/>+------------+------------+-------------+</text:span></text:p>
      <text:p text:style-name="Text_20_body"><text:span text:style-name="Strong_20_Emphasis"><text:s text:c="24"/>| <text:s text:c="11"/>| <text:s text:c="11"/>| <text:s text:c="12"/>|</text:span></text:p>
      <text:p text:style-name="Text_20_body"><text:span text:style-name="Strong_20_Emphasis"><text:s text:c="24"/>v <text:s text:c="11"/>v <text:s text:c="11"/>v <text:s text:c="12"/>v</text:span></text:p>
      <text:p text:style-name="Text_20_body"><text:span text:style-name="Strong_20_Emphasis"><text:s text:c="8"/>+-----------------------+ <text:s/>+---------------------+ <text:s/>+-------------------+ <text:s/>+-------------------+</text:span></text:p>
      <text:p text:style-name="Text_20_body"><text:span text:style-name="Strong_20_Emphasis"><text:s text:c="8"/>| Image Classification <text:s text:c="2"/>| <text:s/>| PDF Classification <text:s/>| <text:s/>| OCR Text Extraction| <text:s/>| MNC Processing <text:s text:c="3"/>|</text:span></text:p>
      <text:p text:style-name="Text_20_body"><text:span text:style-name="Strong_20_Emphasis"><text:s text:c="8"/>| - Driving License <text:s text:c="5"/>| <text:s/>| - Extract Pages <text:s text:c="4"/>| <text:s/>| - YOLO for Corners | <text:s/>| - Extract MNC <text:s text:c="4"/>|</text:span></text:p>
      <text:p text:style-name="Text_20_body"><text:span text:style-name="Strong_20_Emphasis"><text:s text:c="8"/>| - Passport <text:s text:c="12"/>| <text:s/>| - Extract Images <text:s text:c="3"/>| <text:s/>| - PaddleOCR Text <text:s text:c="2"/>| <text:s/>| - Extract Info <text:s text:c="3"/>|</text:span></text:p>
      <text:p text:style-name="Text_20_body"><text:span text:style-name="Strong_20_Emphasis"><text:s text:c="8"/>| - Residence Card <text:s text:c="6"/>| <text:s/>| - Process Images <text:s text:c="3"/>| <text:s/>| - Data Extraction <text:s/>| <text:s/>| <text:s text:c="18"/>|</text:span></text:p>
      <text:p text:style-name="Text_20_body"><text:span text:style-name="Strong_20_Emphasis"><text:s text:c="8"/>+-----------------------+ <text:s/>+---------------------+ <text:s/>+-------------------+ <text:s/>+-------------------+</text:span></text:p>
      <text:p text:style-name="Text_20_body"><text:span text:style-name="Strong_20_Emphasis"><text:s text:c="37"/>|</text:span></text:p>
      <text:p text:style-name="Text_20_body"><text:span text:style-name="Strong_20_Emphasis"><text:s text:c="37"/>v</text:span></text:p>
      <text:p text:style-name="Text_20_body"><text:span text:style-name="Strong_20_Emphasis"><text:s text:c="22"/>+-----------------------------------+</text:span></text:p>
      <text:p text:style-name="Text_20_body"><text:span text:style-name="Strong_20_Emphasis"><text:s text:c="22"/>| Document Type Classification <text:s text:c="4"/>|</text:span></text:p>
      <text:p text:style-name="Text_20_body"><text:span text:style-name="Strong_20_Emphasis"><text:s text:c="22"/>| - Driving License <text:s text:c="15"/>|</text:span></text:p>
      <text:p text:style-name="Text_20_body"><text:span text:style-name="Strong_20_Emphasis"><text:s text:c="22"/>| - Passport <text:s text:c="22"/>|</text:span></text:p>
      <text:p text:style-name="Text_20_body"><text:span text:style-name="Strong_20_Emphasis"><text:s text:c="22"/>| - Residence Card <text:s text:c="16"/>|</text:span></text:p>
      <text:p text:style-name="Text_20_body"><text:span text:style-name="Strong_20_Emphasis"><text:s text:c="22"/>| - Miscellaneous (MNC) <text:s text:c="11"/>|</text:span></text:p>
      <text:p text:style-name="Text_20_body"><text:span text:style-name="Strong_20_Emphasis"><text:s text:c="22"/>+-----------------------------------+</text:span></text:p>
      <text:p text:style-name="Text_20_body"><text:span text:style-name="Strong_20_Emphasis"><text:s text:c="37"/>|</text:span></text:p>
      <text:p text:style-name="Text_20_body"><text:span text:style-name="Strong_20_Emphasis"><text:s text:c="37"/>v</text:span></text:p>
      <text:p text:style-name="Text_20_body"><text:span text:style-name="Strong_20_Emphasis"><text:s text:c="16"/>+--------------------------------------------+</text:span></text:p>
      <text:p text:style-name="Text_20_body"><text:span text:style-name="Strong_20_Emphasis"><text:s text:c="16"/>| Process Relevant Document Type <text:s text:c="10"/>|</text:span></text:p>
      <text:p text:style-name="Text_20_body"><text:span text:style-name="Strong_20_Emphasis"><text:s text:c="16"/>| (Use Specific Processing Logic per Type) <text:s/>|</text:span></text:p>
      <text:p text:style-name="Text_20_body"><text:span text:style-name="Strong_20_Emphasis"><text:s text:c="16"/>+-------------------+------------------------+</text:span></text:p>
      <text:p text:style-name="Text_20_body"><text:span text:style-name="Strong_20_Emphasis"><text:s text:c="37"/>|</text:span></text:p>
      <text:p text:style-name="Text_20_body"><text:span text:style-name="Strong_20_Emphasis"><text:s text:c="18"/>+------------------+--------------------+</text:span></text:p>
      <text:p text:style-name="Text_20_body"><text:span text:style-name="Strong_20_Emphasis"><text:s text:c="18"/>| <text:s text:c="17"/>| <text:s text:c="19"/>|</text:span></text:p>
      <text:p text:style-name="Text_20_body"><text:soft-page-break/><text:span text:style-name="Strong_20_Emphasis"><text:s text:c="18"/>v <text:s text:c="17"/>v <text:s text:c="19"/>v</text:span></text:p>
      <text:p text:style-name="Text_20_body"><text:span text:style-name="Strong_20_Emphasis"><text:s text:c="9"/>+---------------------+ +--------------------+ +--------------------+ <text:s/>+-------------------+</text:span></text:p>
      <text:p text:style-name="Text_20_body"><text:span text:style-name="Strong_20_Emphasis"><text:s text:c="9"/>| Process DL Document | | Process Passport <text:s text:c="2"/>| | Process RC Document| <text:s/>| Process MNC Document|</text:span></text:p>
      <text:p text:style-name="Text_20_body"><text:span text:style-name="Strong_20_Emphasis"><text:s text:c="9"/>| - Extract Info <text:s text:c="6"/>| | - Extract Info <text:s text:c="5"/>| | - Extract Info <text:s text:c="5"/>| <text:s/>| - Extract Info <text:s text:c="5"/>|</text:span></text:p>
      <text:p text:style-name="Text_20_body"><text:span text:style-name="Strong_20_Emphasis"><text:s text:c="9"/>| - Validate Info <text:s text:c="5"/>| | - Validate Info <text:s text:c="4"/>| | - Validate Info <text:s text:c="4"/>| <text:s/>| - Validate Info <text:s text:c="4"/>|</text:span></text:p>
      <text:p text:style-name="Text_20_body"><text:span text:style-name="Strong_20_Emphasis"><text:s text:c="9"/>+---------------------+ +--------------------+ +--------------------+ <text:s/>+-------------------+</text:span></text:p>
      <text:p text:style-name="Text_20_body"><text:span text:style-name="Strong_20_Emphasis"><text:s text:c="37"/>|</text:span></text:p>
      <text:p text:style-name="Text_20_body"><text:span text:style-name="Strong_20_Emphasis"><text:s text:c="37"/>v</text:span></text:p>
      <text:p text:style-name="Text_20_body"><text:span text:style-name="Strong_20_Emphasis"><text:s text:c="20"/>+--------------------------------------+</text:span></text:p>
      <text:p text:style-name="Text_20_body"><text:span text:style-name="Strong_20_Emphasis"><text:s text:c="20"/>| Validate Extracted Information <text:s text:c="5"/>|</text:span></text:p>
      <text:p text:style-name="Text_20_body"><text:span text:style-name="Strong_20_Emphasis"><text:s text:c="20"/>| - Check Expiry Date Validity <text:s text:c="7"/>|</text:span></text:p>
      <text:p text:style-name="Text_20_body"><text:span text:style-name="Strong_20_Emphasis"><text:s text:c="20"/>| - Check Validity of Data Fields <text:s text:c="4"/>|</text:span></text:p>
      <text:p text:style-name="Text_20_body"><text:span text:style-name="Strong_20_Emphasis"><text:s text:c="20"/>+--------------------------------------+</text:span></text:p>
      <text:p text:style-name="Text_20_body"><text:span text:style-name="Strong_20_Emphasis"><text:s text:c="37"/>|</text:span></text:p>
      <text:p text:style-name="Text_20_body"><text:span text:style-name="Strong_20_Emphasis"><text:s text:c="37"/>v</text:span></text:p>
      <text:p text:style-name="Text_20_body"><text:span text:style-name="Strong_20_Emphasis"><text:s text:c="26"/>+-----------------------------+</text:span></text:p>
      <text:p text:style-name="Text_20_body"><text:span text:style-name="Strong_20_Emphasis"><text:s text:c="26"/>| Return Results to User <text:s text:c="5"/>|</text:span></text:p>
      <text:p text:style-name="Text_20_body"><text:span text:style-name="Strong_20_Emphasis"><text:s text:c="26"/>| - JSON Response <text:s text:c="12"/>|</text:span></text:p>
      <text:p text:style-name="Text_20_body"><text:span text:style-name="Strong_20_Emphasis"><text:s text:c="26"/>+-----------------------------+</text:span></text:p>
      <text:p text:style-name="Text_20_body"><text:span text:style-name="Strong_20_Emphasis"><text:s text:c="37"/>|</text:span></text:p>
      <text:p text:style-name="Text_20_body"><text:span text:style-name="Strong_20_Emphasis"><text:s text:c="37"/>v</text:span></text:p>
      <text:p text:style-name="Text_20_body"><text:span text:style-name="Strong_20_Emphasis"><text:s text:c="24"/>+-----------------------------+</text:span></text:p>
      <text:p text:style-name="Text_20_body"><text:span text:style-name="Strong_20_Emphasis"><text:s text:c="24"/>| Delete Temporary File <text:s text:c="6"/>|</text:span></text:p>
      <text:p text:style-name="Text_20_body"><text:span text:style-name="Strong_20_Emphasis"><text:s text:c="24"/>| (temp_&lt;file.filename&gt;) <text:s text:c="5"/>|</text:span></text:p>
      <text:p text:style-name="Text_20_body"><text:span text:style-name="Strong_20_Emphasis"><text:s text:c="24"/>+-----------------------------+</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4-09-12T14:27:00.349965019</meta:creation-date>
    <dc:date>2025-01-24T10:54:20.023227197</dc:date>
    <meta:editing-duration>PT11M28S</meta:editing-duration>
    <meta:editing-cycles>3</meta:editing-cycles>
    <meta:generator>LibreOffice/6.3.5.2$Linux_X86_64 LibreOffice_project/30$Build-2</meta:generator>
    <meta:document-statistic meta:table-count="0" meta:image-count="0" meta:object-count="0" meta:page-count="6" meta:paragraph-count="162" meta:word-count="1451" meta:character-count="11448" meta:non-whitespace-character-count="8044"/>
  </office:meta>
</office:document-meta>
</file>